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 kaart brengen met een smartphone, GPS of op papier</text:h>
      <text:p text:style-name="P2"><text:s/>Bijgewerkt op 14-07-2015</text:p>
      <text:p text:style-name="First_20_paragraph">U zou een onderzoek in het veld moeten doen in het gebied dat u bijwerkt om echt een gedetailleerde &amp; nauwkeurige kaart te maken. De handleidingen in dit gedeelte behandelen het uitvoeren van een veldonderzoek met behulp van ofwel een;</text:p>
      <text:list xml:id="list3410520739807401259" text:style-name="L3">
        <text:list-item>
          <text:p text:style-name="P6">GPS die waarschijnlijk nauwkeuriger zal zijn dan uw mobiele telefoon,</text:p>
        </text:list-item>
        <text:list-item>
          <text:p text:style-name="P6">veldnotities, een methode van het opnemen met behulp van een afgedrukte kaart waar u op kunt schrijven, en daar vanaf kunt uploaden &amp; nazien, of</text:p>
        </text:list-item>
        <text:list-item>
          <text:p text:style-name="P6">uw mobiele telefoon. Er zijn veel apps beschikbaar voor navigeren met behulp van gegevens voor OSM, en vele apps helpen u bij het uitvoeren van uw onderzoek. Slechts enkele zijn hier vermeld maar deze lijst groeit dagelijks, en sommige hulporganisaties zijn bezig met het ontwikkelen van hun eigen apps om specifieke gegevens te verzamelen.</text:p>
        </text:list-item>
      </text:list>
      <text:p text:style-name="First_20_paragraph">Meer en meer van de huidige smartphones bevatten een radiochip die ze in staat stelt om signalen van satellietnavigatiesystemen te ontvangen en hun locatie te bepalen. De meest voorkomende chips ontvangen signalen van de U.S. GPS frequenties, terwijl duurdere modellen chips kunnen bevatten die tegelijkertijd frequenties van de Russische GLONASS-satellieten kunnen lezen.</text:p>
      <text:p text:style-name="Text_20_body">De kwaliteit van de in smartphones gebruikte chips kan variëren, en nauwkeurigheid van de gegevens en uitvoering zouden dat ook kunnen doen.</text:p>
      <text:p text:style-name="Text_20_body">Apparaten met GPSchips kunnen zelfstandig werken, zonder stroomtoevoer, en zonder een internetverbinding, terwijl apparaten die zijn gemarkeerd met “A-GPS only” (Assisted GPS) een netwerk gegevensverbinding vereisen (en een mobiel signaal van een telecommunicatiebedrijf) om juist te kunnen werken. gegevens van A-GPS kunnen helpen dat zelfstandige GPSchips beter presteren door vooraf gegevens op te slaan voor een betere uitvoering.</text:p>
      <text:p text:style-name="Text_20_body">De meeste toepassingen voor het in kaart brengen laten werken zoals verwacht, gaat er van uit dat de gebruiker een smartphone heeft met een zelfstandige GPSchip. Controleer de specificaties van uw apparaat om vast te stellen of uw apparaat een zelfstandige chip heeft, of een apparaat is voor A-GPS only.</text:p>
      <text:p text:style-name="Text_20_body">Er zijn vele toepassingen voor het in kaart brengen beschikbaar (gratis of betaald) voor de meeste op de markt verkrijgbare smartphones. Elke app heeft zijn eigen voor- en nadelen.</text:p>
      <text:p text:style-name="Text_20_body">U dient, bij het kiezen van een toepassing voor het in kaart brengen in OpenStreetMap, rekening te houden met de volgende mogelijkheden.</text:p>
      <text:list xml:id="list3534574738724316542" text:style-name="L4">
        <text:list-item>
          <text:p text:style-name="P7">Snel te leren, onmiddellijk te gebruiken</text:p>
        </text:list-item>
        <text:list-item>
          <text:p text:style-name="P7">Met ondersteuning voor GPX (waypoints maken, aan te passen intervallen voor logs)</text:p>
        </text:list-item>
        <text:list-item>
          <text:p text:style-name="P7"><text:soft-page-break/>Bijdragen aan OSM moet mogelijk zijn (toevoegen, bewerken, uploaden van gegevens)</text:p>
        </text:list-item>
        <text:list-item>
          <text:p text:style-name="P7">Gegevens van OSM offline kunnen laden</text:p>
        </text:list-item>
        <text:list-item>
          <text:p text:style-name="P7">Mogelijk zijn multimediabestanden te voorzien van geo-verwijzingen (notities, foto’s, video’s)</text:p>
        </text:list-item>
        <text:list-item>
          <text:p text:style-name="P7">In actieve staat van ontwikkeling</text:p>
        </text:list-item>
      </text:list>
      <text:p text:style-name="First_20_paragraph">probeer verscheidene toepassingen die compatibel zijn met uw telefoon om bekend te raken met de interface en kies de beste app gebaseerd op uw persoonlijke voorkeur en benadering van het in kaart brengen.</text:p>
      <text:p text:style-name="Text_20_body">De volgende gedeelten zullen u door de installatie leiden en het gebruiken van de specifieke toepassingen om bij te dragen aan OpenStreetMap met behulp van uw smartphone.</text:p>
      <text:p text:style-name="P2"><text:span text:style-name="T1">Opmerking:</text:span> Voordat u doorgaat, verifieer dat GPS beschikbaar is en actief voor het apparaat. In Android, ga naar <text:span text:style-name="T1">Settings &gt; Location</text:span> en schakel het in. Onthoud, GPS werkt niet in gebouwen!</text:p>
      <text:p text:style-name="First_20_paragraph">Beginnen</text:p>
      <text:list xml:id="list1269072853756878017" text:style-name="L5">
        <text:list-item>
          <text:p text:style-name="P8"><text:a xlink:type="simple" xlink:href="mailto:learnosm@hotosm.org"><text:span text:style-name="Definition">learnosm@hotosm.org</text:span></text:a></text:p>
        </text:list-item>
        <text:list-item>
          <text:p text:style-name="P8"><text:a xlink:type="simple" xlink:href="https://twitter.com/learnosm"><text:span text:style-name="Definition">@learnOSM</text:span></text:a></text:p>
        </text:list-item>
        <text:list-item>
          <text:p text:style-name="P8"><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30T19:48:54.307906500</dc:date>
    <dc:creator>Nick Allen</dc:creator>
    <meta:editing-duration>P0D</meta:editing-duration>
    <meta:editing-cycles>1</meta:editing-cycles>
    <meta:document-statistic meta:table-count="0" meta:image-count="0" meta:object-count="0" meta:page-count="2" meta:paragraph-count="29" meta:word-count="542" meta:character-count="3473" meta:non-whitespace-character-count="2969"/>
    <meta:generator>LibreOffice/4.2.8.2$Linux_X86_64 LibreOffice_project/420m0$Build-2</meta:generator>
  </office:meta>
</office:document-meta>
</file>